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72D000010E100001107162AA30B821AB603.svg" manifest:media-type="image/svg+xml"/>
  <manifest:file-entry manifest:full-path="Pictures/100017E6000010E100001107FB2935A4CCFB6843.svg" manifest:media-type="image/svg+xml"/>
  <manifest:file-entry manifest:full-path="Pictures/10000201000000A3000000A5646686E18A37F4D1.png" manifest:media-type="image/png"/>
  <manifest:file-entry manifest:full-path="Pictures/10000201000000A3000000A508472DA715DC19CA.png" manifest:media-type="image/png"/>
  <manifest:file-entry manifest:full-path="Pictures/1000183E000010E10000110725E698D12CBA95C8.svg" manifest:media-type="image/svg+xml"/>
  <manifest:file-entry manifest:full-path="Pictures/10001822000010E10000110783ADFD80BA94B680.svg" manifest:media-type="image/svg+xml"/>
  <manifest:file-entry manifest:full-path="Pictures/10000201000000A3000000A5D471E07F0DA0B5C8.png" manifest:media-type="image/png"/>
  <manifest:file-entry manifest:full-path="Pictures/10000201000000A3000000A5864DE5D6D74A1846.png" manifest:media-type="image/png"/>
  <manifest:file-entry manifest:full-path="Pictures/100017F2000010E100001107BC9667BCD4E12353.svg" manifest:media-type="image/svg+xml"/>
  <manifest:file-entry manifest:full-path="Pictures/10000201000000A3000000A53135C291F6AEFC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0.928cm" fo:min-width="3.01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867cm" fo:min-width="3.103cm" fo:padding-top="0.165cm" fo:padding-bottom="0.165cm" fo:padding-left="0.29cm" fo:padding-right="0.29cm"/>
    </style:style>
    <style:style style:name="gr10" style:family="graphic" style:parent-style-name="objectwithoutfill">
      <style:graphic-properties svg:stroke-color="#000000" draw:fill="none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937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27cm" svg:x="15.351cm" svg:y="2.2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5.351cm" svg:y="3.5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4.081cm" svg:y="2.2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5.351cm" svg:y="9.89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1.541cm" svg:y="8.6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4.081cm" svg:y="4.81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4.081cm" svg:y="7.35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5.351cm" svg:y="6.0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4.081cm" svg:y="9.89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5.351cm" svg:y="7.35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7.891cm" svg:y="2.2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7.891cm" svg:y="3.5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621cm" svg:y="3.5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7.891cm" svg:y="4.81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6.621cm" svg:y="2.2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6.621cm" svg:y="4.81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6.621cm" svg:y="7.35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7.891cm" svg:y="6.0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6.621cm" svg:y="6.08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7.891cm" svg:y="7.35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5.351cm" svg:y="8.6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1.541cm" svg:y="7.35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5.351cm" svg:y="13.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4.081cm" svg:y="6.08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4.081cm" svg:y="8.6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4.081cm" svg:y="11.16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4.081cm" svg:y="13.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5.351cm" svg:y="12.43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4.081cm" svg:y="3.5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5.351cm" svg:y="11.16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7.891cm" svg:y="8.6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7.891cm" svg:y="9.89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621cm" svg:y="9.89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7.891cm" svg:y="11.16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6.621cm" svg:y="8.6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6.621cm" svg:y="11.16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6.621cm" svg:y="13.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7.891cm" svg:y="12.43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6.621cm" svg:y="12.43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7.891cm" svg:y="13.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2.811cm" svg:y="2.2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2.811cm" svg:y="3.5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1.541cm" svg:y="3.5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2.811cm" svg:y="4.81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1.541cm" svg:y="2.2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1.541cm" svg:y="4.81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5.351cm" svg:y="4.81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2.811cm" svg:y="6.0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1.541cm" svg:y="6.08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2.811cm" svg:y="7.35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2.811cm" svg:y="8.6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2.811cm" svg:y="9.89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1.541cm" svg:y="9.89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2.811cm" svg:y="11.16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4.081cm" svg:y="12.43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1.541cm" svg:y="11.16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1.541cm" svg:y="13.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2.811cm" svg:y="12.43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1.541cm" svg:y="12.43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2.811cm" svg:y="13.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5.191cm" svg:y="3.03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5.191cm" svg:y="4.30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3.921cm" svg:y="3.03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5.191cm" svg:y="10.65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.381cm" svg:y="9.38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3.921cm" svg:y="5.57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3.921cm" svg:y="8.11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5.191cm" svg:y="6.84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3.921cm" svg:y="10.65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5.191cm" svg:y="8.11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7.731cm" svg:y="3.03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7.731cm" svg:y="4.30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6.461cm" svg:y="4.30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7.731cm" svg:y="5.57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6.461cm" svg:y="3.03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461cm" svg:y="5.57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6.461cm" svg:y="8.11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731cm" svg:y="6.84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6.461cm" svg:y="6.84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7.731cm" svg:y="8.11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5.191cm" svg:y="9.38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.381cm" svg:y="8.11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5.191cm" svg:y="14.46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3.921cm" svg:y="6.84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3.921cm" svg:y="9.38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3.921cm" svg:y="11.92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3.921cm" svg:y="14.46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5.191cm" svg:y="13.19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3.921cm" svg:y="4.30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5.191cm" svg:y="11.92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7.731cm" svg:y="9.38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7.731cm" svg:y="10.65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6.461cm" svg:y="10.65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7.731cm" svg:y="11.92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6.461cm" svg:y="9.38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461cm" svg:y="11.92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6.461cm" svg:y="14.46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731cm" svg:y="13.19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6.461cm" svg:y="13.19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7.731cm" svg:y="14.46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2.651cm" svg:y="3.03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2.651cm" svg:y="4.30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.381cm" svg:y="4.30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2.651cm" svg:y="5.57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.381cm" svg:y="3.03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.381cm" svg:y="5.57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5.191cm" svg:y="5.57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2.651cm" svg:y="6.84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.381cm" svg:y="6.84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2.651cm" svg:y="8.11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2.651cm" svg:y="9.38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2.651cm" svg:y="10.65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.381cm" svg:y="10.65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2.651cm" svg:y="11.92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3.921cm" svg:y="13.19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.381cm" svg:y="11.92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.381cm" svg:y="14.462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2.651cm" svg:y="13.192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.381cm" svg:y="13.192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2.651cm" svg:y="14.46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2" draw:text-style-name="P2" draw:layer="layout" svg:width="5.08cm" svg:height="1.143cm" svg:x="2.893cm" svg:y="1.599cm">
          <draw:text-box>
            <text:p>Simple Random</text:p>
          </draw:text-box>
        </draw:frame>
        <draw:custom-shape draw:style-name="gr3" draw:text-style-name="P3" draw:layer="layout" svg:width="1.27cm" svg:height="1.27cm" svg:x="7.731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6.46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6.46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3.921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2.65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2.624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6.434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.381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3.89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191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1.27cm" svg:height="1.27cm" svg:x="5.192cm" svg:y="3.05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5.192cm" svg:y="4.32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3.922cm" svg:y="3.05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5.192cm" svg:y="10.67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.382cm" svg:y="9.40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3.922cm" svg:y="5.59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3.922cm" svg:y="8.13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5.192cm" svg:y="6.86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3.922cm" svg:y="10.67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5.192cm" svg:y="8.13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7.732cm" svg:y="3.05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7.732cm" svg:y="4.32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6.462cm" svg:y="4.32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7.732cm" svg:y="5.59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6.462cm" svg:y="3.05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462cm" svg:y="5.59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6.462cm" svg:y="8.13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732cm" svg:y="6.86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6.462cm" svg:y="6.86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7.732cm" svg:y="8.13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5.192cm" svg:y="9.40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.382cm" svg:y="8.13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5.192cm" svg:y="14.48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3.922cm" svg:y="6.86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3.922cm" svg:y="9.40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3.922cm" svg:y="11.94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3.922cm" svg:y="14.48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5.192cm" svg:y="13.21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3.922cm" svg:y="4.32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5.192cm" svg:y="11.94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7.732cm" svg:y="9.40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7.732cm" svg:y="10.67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6.462cm" svg:y="10.67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7.732cm" svg:y="11.94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6.462cm" svg:y="9.40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462cm" svg:y="11.94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6.462cm" svg:y="14.48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732cm" svg:y="13.21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6.462cm" svg:y="13.21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7.732cm" svg:y="14.48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2.652cm" svg:y="3.05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2.652cm" svg:y="4.32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.382cm" svg:y="4.32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2.652cm" svg:y="5.59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.382cm" svg:y="3.05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.382cm" svg:y="5.59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5.192cm" svg:y="5.59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2.652cm" svg:y="6.86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.382cm" svg:y="6.86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2.652cm" svg:y="8.13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2.652cm" svg:y="9.40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2.652cm" svg:y="10.67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.382cm" svg:y="10.67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2.652cm" svg:y="11.94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3.922cm" svg:y="13.21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.382cm" svg:y="11.94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.382cm" svg:y="14.48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2.652cm" svg:y="13.21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.382cm" svg:y="13.21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2.652cm" svg:y="14.48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5" draw:text-style-name="P2" draw:layer="layout" svg:width="6.234cm" svg:height="1.673cm" svg:x="1.889cm" svg:y="1.486cm">
          <draw:text-box>
            <text:p>Systematic Sample</text:p>
          </draw:text-box>
        </draw:frame>
        <draw:custom-shape draw:style-name="gr4" draw:text-style-name="P3" draw:layer="layout" svg:width="1.27cm" svg:height="1.27cm" svg:x="3.921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.381cm" svg:y="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19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7.73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3.92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.381cm" svg:y="11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19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2.651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6.461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2.651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7.731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6.46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12.303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6.113cm" svg:y="13.82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2.303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1.033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1.033cm" svg:y="4.93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2.303cm" svg:y="8.74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3.573cm" svg:y="13.82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4.843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3.573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6.113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4.843cm" svg:y="8.74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7.383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3.573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6.113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2.303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3.573cm" svg:y="8.74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4.843cm" svg:y="13.82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113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7.383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3.573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6.113cm" svg:y="8.74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3.573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7.383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3.573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2.303cm" svg:y="4.93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4.843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4.843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113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1.033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3.573cm" svg:y="4.93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1.033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1.033cm" svg:y="13.82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1.033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6.113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7.383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6.113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6.113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3.573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4.843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4.843cm" svg:y="4.93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7.383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2.303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1.033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4.843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1.033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1.033cm" svg:y="8.74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7.383cm" svg:y="13.82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7.383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2.303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4.843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7.383cm" svg:y="8.74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2.303cm" svg:y="13.82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2.303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2.303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6.113cm" svg:y="4.93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3.573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1.033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4.87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7.383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7.383cm" svg:y="4.93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6" draw:text-style-name="P2" draw:layer="layout" svg:width="6.234cm" svg:height="1.016cm" svg:x="11.784cm" svg:y="1.889cm">
          <draw:text-box>
            <text:p>Stratified Sample</text:p>
          </draw:text-box>
        </draw:frame>
        <draw:custom-shape draw:style-name="gr4" draw:text-style-name="P3" draw:layer="layout" svg:width="1.27cm" svg:height="1.27cm" svg:x="13.573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7.38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7cm" svg:height="1.27cm" svg:x="11.033cm" svg:y="4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1.27cm" svg:x="16.113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7.383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573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2.33cm" svg:y="8.7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1.27cm" svg:x="11.033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573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1.033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843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843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7.383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113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113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6" draw:text-style-name="P2" draw:layer="layout" svg:width="6.234cm" svg:height="1.016cm" svg:x="2.259cm" svg:y="1.381cm">
          <draw:text-box>
            <text:p>Cluster Sample</text:p>
          </draw:text-box>
        </draw:frame>
        <draw:frame draw:style-name="gr1" draw:text-style-name="P1" draw:layer="layout" svg:width="1.27cm" svg:height="1.27cm" svg:x="3.921cm" svg:y="4.30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7.604cm" svg:y="3.66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3.923cm" svg:y="3.04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7.096cm" svg:y="11.668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.762cm" svg:y="11.16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334cm" svg:y="4.93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6.334cm" svg:y="7.47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604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4.302cm" svg:y="12.43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7.604cm" svg:y="7.47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3.921cm" svg:y="6.842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0.144cm" svg:y="3.66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8.874cm" svg:y="3.66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0.144cm" svg:y="4.93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3.948cm" svg:y="5.572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8.874cm" svg:y="4.93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8.874cm" svg:y="7.47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0.144cm" svg:y="6.20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8.874cm" svg:y="6.20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0.144cm" svg:y="7.47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6.715cm" svg:y="9.509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.889cm" svg:y="9.89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096cm" svg:y="15.47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6.334cm" svg:y="6.20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4.302cm" svg:y="11.16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4.302cm" svg:y="13.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4.302cm" svg:y="16.2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7.096cm" svg:y="14.20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6.334cm" svg:y="3.66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7.096cm" svg:y="12.938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9.255cm" svg:y="9.509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9.509cm" svg:y="16.748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8.366cm" svg:y="11.66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9.636cm" svg:y="12.938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7.985cm" svg:y="9.509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8.366cm" svg:y="12.938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8.366cm" svg:y="15.478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9.636cm" svg:y="14.208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8.366cm" svg:y="14.208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9.636cm" svg:y="15.478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2.653cm" svg:y="3.04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2.653cm" svg:y="4.31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.383cm" svg:y="4.31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2.653cm" svg:y="5.58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.383cm" svg:y="3.04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.383cm" svg:y="5.584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7.604cm" svg:y="4.93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2.653cm" svg:y="6.854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.383cm" svg:y="6.854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3.159cm" svg:y="9.89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3.032cm" svg:y="11.16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3.032cm" svg:y="12.43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.762cm" svg:y="12.43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3.032cm" svg:y="13.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4.302cm" svg:y="14.9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.762cm" svg:y="13.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.762cm" svg:y="16.24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3.032cm" svg:y="14.9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.762cm" svg:y="14.9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3.032cm" svg:y="16.24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custom-shape draw:style-name="gr8" draw:text-style-name="P3" draw:layer="layout" svg:width="5.08cm" svg:height="1.778cm" svg:x="6.08cm" svg:y="9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3" draw:layer="layout" svg:width="5.207cm" svg:height="8.763cm" svg:x="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3" draw:layer="layout" svg:width="4.324cm" svg:height="5.451cm" draw:transform="rotate (-0.0588175957922089) translate (1.2540157068385cm 2.77773326482565cm)" svg:viewBox="0 0 4325 5452" draw:points="0,0 4325,0 4259,5347 321,5452">
          <text:p/>
        </draw:polygon>
        <draw:polygon draw:style-name="gr10" draw:text-style-name="P3" draw:layer="layout" svg:width="5.953cm" svg:height="5.965cm" draw:transform="rotate (0.0949459113084915) translate (5.61369251994233cm 3.85047081380529cm)" svg:viewBox="0 0 5954 5966" draw:points="596,0 5954,0 5641,5966 0,4919">
          <text:p/>
        </draw:polygon>
        <draw:polygon draw:style-name="gr10" draw:text-style-name="P3" draw:layer="layout" svg:width="5.599cm" svg:height="8.12cm" draw:transform="skewX (-4.09579870744684E-017) rotate (-0.213977366294505) translate (1.889cm 9.382cm)" svg:viewBox="0 0 5600 8121" draw:points="0,0 2989,0 4209,1425 5600,7231 1505,8121">
          <text:p/>
        </draw:polygon>
        <draw:polygon draw:style-name="gr10" draw:text-style-name="P3" draw:layer="layout" svg:width="4.504cm" svg:height="6.364cm" draw:transform="rotate (-0.0867428638241182) translate (6.96900114944744cm 11.4139867820475cm)" svg:viewBox="0 0 4505 6365" draw:points="0,0 2932,0 4225,1672 4505,6365 2459,6288 325,5198">
          <text:p/>
        </draw:polygon>
        <draw:polygon draw:style-name="gr10" draw:text-style-name="P3" draw:layer="layout" svg:width="2.114cm" svg:height="4.33cm" draw:transform="rotate (-1.43832583656853) translate (10.7537053306477cm 8.68299335985527cm)" svg:viewBox="0 0 2115 4331" draw:points="0,4331 1922,4330 2115,0 805,210">
          <text:p/>
        </draw:polygon>
        <draw:frame draw:style-name="gr11" draw:text-style-name="P4" draw:layer="layout" svg:width="1.129cm" svg:height="1.517cm" svg:x="2.043cm" svg:y="2.631cm">
          <draw:text-box>
            <text:p><text:span text:style-name="T1">1</text:span></text:p>
          </draw:text-box>
        </draw:frame>
        <draw:frame draw:style-name="gr11" draw:text-style-name="P4" draw:layer="layout" svg:width="1.129cm" svg:height="1.517cm" svg:x="9.654cm" svg:y="3.247cm">
          <draw:text-box>
            <text:p><text:span text:style-name="T1">2</text:span></text:p>
          </draw:text-box>
        </draw:frame>
        <draw:frame draw:style-name="gr11" draw:text-style-name="P4" draw:layer="layout" svg:width="1.129cm" svg:height="1.517cm" svg:x="4.175cm" svg:y="10.017cm">
          <draw:text-box>
            <text:p><text:span text:style-name="T1">3</text:span></text:p>
          </draw:text-box>
        </draw:frame>
        <draw:frame draw:style-name="gr11" draw:text-style-name="P4" draw:layer="layout" svg:width="1.129cm" svg:height="1.517cm" svg:x="7.45cm" svg:y="9.081cm">
          <draw:text-box>
            <text:p><text:span text:style-name="T1">4</text:span></text:p>
          </draw:text-box>
        </draw:frame>
        <draw:frame draw:style-name="gr11" draw:text-style-name="P4" draw:layer="layout" svg:width="1.129cm" svg:height="1.517cm" svg:x="8.38cm" svg:y="16.374cm">
          <draw:text-box>
            <text:p><text:span text:style-name="T1">5</text:span></text:p>
          </draw:text-box>
        </draw:frame>
        <draw:frame draw:style-name="gr1" draw:text-style-name="P1" draw:layer="layout" svg:width="1.27cm" svg:height="1.27cm" svg:x="16.78cm" svg:y="3.66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6.78cm" svg:y="4.93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5.51cm" svg:y="3.66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6.78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2.97cm" svg:y="10.01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5.51cm" svg:y="6.20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5.51cm" svg:y="8.74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78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5.51cm" svg:y="11.28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6.78cm" svg:y="8.74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9.32cm" svg:y="3.66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9.32cm" svg:y="4.93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8.05cm" svg:y="4.93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9.32cm" svg:y="6.20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8.05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8.05cm" svg:y="6.20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8.05cm" svg:y="8.74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9.32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8.05cm" svg:y="7.47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9.32cm" svg:y="8.74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6.78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2.97cm" svg:y="8.74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78cm" svg:y="15.09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5.51cm" svg:y="7.47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5.51cm" svg:y="10.01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5.51cm" svg:y="12.55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5.51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6.78cm" svg:y="13.82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5.51cm" svg:y="4.93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6.78cm" svg:y="12.55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9.32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9.32cm" svg:y="11.28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8.05cm" svg:y="11.28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9.32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8.05cm" svg:y="10.01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8.05cm" svg:y="12.55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8.05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9.32cm" svg:y="13.82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8.05cm" svg:y="13.82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9.32cm" svg:y="15.09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4.24cm" svg:y="3.66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4.24cm" svg:y="4.93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2.97cm" svg:y="4.93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4.24cm" svg:y="6.20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2.97cm" svg:y="3.66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2.97cm" svg:y="6.20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6.78cm" svg:y="6.20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4.24cm" svg:y="7.47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2.97cm" svg:y="7.47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4.24cm" svg:y="8.74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4.24cm" svg:y="10.01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4.24cm" svg:y="11.28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2.97cm" svg:y="11.28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4.24cm" svg:y="12.55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5.51cm" svg:y="13.82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" draw:text-style-name="P1" draw:layer="layout" svg:width="1.27cm" svg:height="1.27cm" svg:x="12.97cm" svg:y="12.557cm">
          <draw:image xlink:href="Pictures/1000172D000010E100001107162AA30B821AB603.svg" xlink:type="simple" xlink:show="embed" xlink:actuate="onLoad">
            <text:p/>
          </draw:image>
          <draw:image xlink:href="Pictures/10000201000000A3000000A508472DA715DC19CA.png" xlink:type="simple" xlink:show="embed" xlink:actuate="onLoad"/>
        </draw:frame>
        <draw:frame draw:style-name="gr1" draw:text-style-name="P1" draw:layer="layout" svg:width="1.27cm" svg:height="1.27cm" svg:x="12.97cm" svg:y="15.097cm">
          <draw:image xlink:href="Pictures/1000183E000010E10000110725E698D12CBA95C8.svg" xlink:type="simple" xlink:show="embed" xlink:actuate="onLoad">
            <text:p/>
          </draw:image>
          <draw:image xlink:href="Pictures/10000201000000A3000000A5864DE5D6D74A1846.png" xlink:type="simple" xlink:show="embed" xlink:actuate="onLoad"/>
        </draw:frame>
        <draw:frame draw:style-name="gr1" draw:text-style-name="P1" draw:layer="layout" svg:width="1.27cm" svg:height="1.27cm" svg:x="14.24cm" svg:y="13.827cm">
          <draw:image xlink:href="Pictures/100017E6000010E100001107FB2935A4CCFB6843.svg" xlink:type="simple" xlink:show="embed" xlink:actuate="onLoad">
            <text:p/>
          </draw:image>
          <draw:image xlink:href="Pictures/10000201000000A3000000A5646686E18A37F4D1.png" xlink:type="simple" xlink:show="embed" xlink:actuate="onLoad"/>
        </draw:frame>
        <draw:frame draw:style-name="gr1" draw:text-style-name="P1" draw:layer="layout" svg:width="1.27cm" svg:height="1.27cm" svg:x="12.97cm" svg:y="13.827cm">
          <draw:image xlink:href="Pictures/100017F2000010E100001107BC9667BCD4E12353.svg" xlink:type="simple" xlink:show="embed" xlink:actuate="onLoad">
            <text:p/>
          </draw:image>
          <draw:image xlink:href="Pictures/10000201000000A3000000A5D471E07F0DA0B5C8.png" xlink:type="simple" xlink:show="embed" xlink:actuate="onLoad"/>
        </draw:frame>
        <draw:frame draw:style-name="gr1" draw:text-style-name="P1" draw:layer="layout" svg:width="1.27cm" svg:height="1.27cm" svg:x="14.24cm" svg:y="15.097cm">
          <draw:image xlink:href="Pictures/10001822000010E10000110783ADFD80BA94B680.svg" xlink:type="simple" xlink:show="embed" xlink:actuate="onLoad">
            <text:p/>
          </draw:image>
          <draw:image xlink:href="Pictures/10000201000000A3000000A53135C291F6AEFCF1.png" xlink:type="simple" xlink:show="embed" xlink:actuate="onLoad"/>
        </draw:frame>
        <draw:frame draw:style-name="gr12" draw:text-style-name="P2" draw:layer="layout" svg:width="6.7cm" svg:height="1.187cm" svg:x="13.477cm" svg:y="2.099cm">
          <draw:text-box>
            <text:p>Matched Pair Sample</text:p>
          </draw:text-box>
        </draw:frame>
        <draw:custom-shape draw:style-name="gr4" draw:text-style-name="P3" draw:layer="layout" svg:width="1.27cm" svg:height="1.27cm" svg:x="12.93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74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8.01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208cm" svg:y="12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1.27cm" svg:x="18.018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208cm" svg:y="3.6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3" draw:layer="layout" svg:x1="14.843cm" svg:y1="4.302cm" svg:x2="13.573cm" svg:y2="6.969cm">
          <text:p/>
        </draw:line>
        <draw:line draw:style-name="gr13" draw:text-style-name="P3" draw:layer="layout" svg:x1="17.383cm" svg:y1="7.985cm" svg:x2="18.78cm" svg:y2="11.922cm">
          <text:p/>
        </draw:line>
        <draw:line draw:style-name="gr13" draw:text-style-name="P3" draw:layer="layout" svg:x1="14.843cm" svg:y1="13.192cm" svg:x2="18.78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8-15T06:10:44.534000000</meta:creation-date>
    <dc:date>2018-08-15T09:55:35.873000000</dc:date>
    <dc:creator>George Self</dc:creator>
    <meta:editing-duration>PT1H19M10S</meta:editing-duration>
    <meta:editing-cycles>11</meta:editing-cycles>
    <meta:generator>LibreOffice/6.0.5.2$Windows_X86_64 LibreOffice_project/54c8cbb85f300ac59db32fe8a675ff7683cd5a16</meta:generator>
    <meta:document-statistic meta:object-count="423"/>
  </office:meta>
</office:document-meta>
</file>